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13df" officeooo:paragraph-rsid="000a13df"/>
    </style:style>
    <style:style style:name="P2" style:family="paragraph" style:parent-style-name="Preformatted_20_Text">
      <style:paragraph-properties fo:text-align="center" style:justify-single-word="false"/>
      <style:text-properties officeooo:rsid="000a13df" officeooo:paragraph-rsid="000a13df"/>
    </style:style>
    <style:style style:name="P3" style:family="paragraph" style:parent-style-name="Preformatted_20_Text">
      <style:text-properties officeooo:rsid="000ad8d3" officeooo:paragraph-rsid="000ad8d3"/>
    </style:style>
    <style:style style:name="P4" style:family="paragraph" style:parent-style-name="Preformatted_20_Text">
      <style:text-properties officeooo:rsid="000c45ac" officeooo:paragraph-rsid="000c45ac"/>
    </style:style>
    <style:style style:name="P5" style:family="paragraph" style:parent-style-name="Preformatted_20_Text">
      <style:text-properties officeooo:rsid="000c45ac" officeooo:paragraph-rsid="000cba70"/>
    </style:style>
    <style:style style:name="P6" style:family="paragraph" style:parent-style-name="Preformatted_20_Text">
      <style:text-properties officeooo:paragraph-rsid="000c45ac"/>
    </style:style>
    <style:style style:name="P7" style:family="paragraph" style:parent-style-name="Preformatted_20_Text">
      <style:text-properties officeooo:rsid="000cba70" officeooo:paragraph-rsid="000cba70"/>
    </style:style>
    <style:style style:name="P8" style:family="paragraph" style:parent-style-name="Preformatted_20_Text">
      <style:text-properties officeooo:rsid="000cc39e" officeooo:paragraph-rsid="000cc39e"/>
    </style:style>
    <style:style style:name="P9" style:family="paragraph" style:parent-style-name="Preformatted_20_Text">
      <style:text-properties officeooo:rsid="000f6d10" officeooo:paragraph-rsid="000f6d10"/>
    </style:style>
    <style:style style:name="P10" style:family="paragraph" style:parent-style-name="Preformatted_20_Text" style:list-style-name="L1">
      <style:text-properties officeooo:paragraph-rsid="000a13df"/>
    </style:style>
    <style:style style:name="P11" style:family="paragraph" style:parent-style-name="Preformatted_20_Text" style:list-style-name="L1">
      <style:text-properties officeooo:rsid="000a13df" officeooo:paragraph-rsid="000a13df"/>
    </style:style>
    <style:style style:name="P12" style:family="paragraph" style:parent-style-name="Preformatted_20_Text" style:list-style-name="L2">
      <style:text-properties officeooo:rsid="000a13df" officeooo:paragraph-rsid="000a13df"/>
    </style:style>
    <style:style style:name="P13" style:family="paragraph" style:parent-style-name="Preformatted_20_Text" style:list-style-name="L2">
      <style:text-properties officeooo:rsid="000a13df" officeooo:paragraph-rsid="000ad8d3"/>
    </style:style>
    <style:style style:name="P14" style:family="paragraph" style:parent-style-name="Preformatted_20_Text" style:list-style-name="L1">
      <style:text-properties officeooo:rsid="000f6d10" officeooo:paragraph-rsid="000a13df"/>
    </style:style>
    <style:style style:name="P15" style:family="paragraph" style:parent-style-name="Preformatted_20_Text" style:list-style-name="L6">
      <style:text-properties officeooo:rsid="000f6d10" officeooo:paragraph-rsid="000f6d10"/>
    </style:style>
    <style:style style:name="P16" style:family="paragraph" style:parent-style-name="Preformatted_20_Text" style:list-style-name="L2">
      <style:text-properties officeooo:paragraph-rsid="000a13df"/>
    </style:style>
    <style:style style:name="P17" style:family="paragraph" style:parent-style-name="Preformatted_20_Text" style:list-style-name="L2">
      <style:text-properties officeooo:rsid="000ad8d3" officeooo:paragraph-rsid="000a13df"/>
    </style:style>
    <style:style style:name="P18" style:family="paragraph" style:parent-style-name="Preformatted_20_Text" style:list-style-name="L2">
      <style:text-properties officeooo:rsid="000ad8d3" officeooo:paragraph-rsid="000ad8d3"/>
    </style:style>
    <style:style style:name="P19" style:family="paragraph" style:parent-style-name="Preformatted_20_Text" style:list-style-name="L3">
      <style:text-properties officeooo:rsid="000ad8d3" officeooo:paragraph-rsid="000ad8d3"/>
    </style:style>
    <style:style style:name="P20" style:family="paragraph" style:parent-style-name="Preformatted_20_Text" style:list-style-name="L4">
      <style:text-properties officeooo:rsid="000ad8d3" officeooo:paragraph-rsid="000ad8d3"/>
    </style:style>
    <style:style style:name="P21" style:family="paragraph" style:parent-style-name="Preformatted_20_Text" style:list-style-name="L4">
      <style:text-properties officeooo:rsid="000ad8d3" officeooo:paragraph-rsid="000c45ac"/>
    </style:style>
    <style:style style:name="P22" style:family="paragraph" style:parent-style-name="Preformatted_20_Text" style:list-style-name="L2">
      <style:text-properties officeooo:rsid="000c45ac" officeooo:paragraph-rsid="000c45ac"/>
    </style:style>
    <style:style style:name="P23" style:family="paragraph" style:parent-style-name="Preformatted_20_Text" style:list-style-name="L4">
      <style:text-properties officeooo:rsid="000c45ac" officeooo:paragraph-rsid="000c45ac"/>
    </style:style>
    <style:style style:name="P24" style:family="paragraph" style:parent-style-name="Preformatted_20_Text" style:list-style-name="L5">
      <style:text-properties officeooo:rsid="000c45ac" officeooo:paragraph-rsid="000c45ac"/>
    </style:style>
    <style:style style:name="P25" style:family="paragraph" style:parent-style-name="Preformatted_20_Text" style:list-style-name="L4">
      <style:text-properties officeooo:rsid="000cba70" officeooo:paragraph-rsid="000cba70"/>
    </style:style>
    <style:style style:name="P26" style:family="paragraph" style:parent-style-name="Preformatted_20_Text" style:list-style-name="L7">
      <style:text-properties officeooo:rsid="000cba70" officeooo:paragraph-rsid="000cba70"/>
    </style:style>
    <style:style style:name="P27" style:family="paragraph" style:parent-style-name="Preformatted_20_Text" style:list-style-name="L7">
      <style:text-properties officeooo:paragraph-rsid="000cba70"/>
    </style:style>
    <style:style style:name="P28" style:family="paragraph" style:parent-style-name="Preformatted_20_Text" style:list-style-name="L7">
      <style:text-properties officeooo:rsid="000cc39e" officeooo:paragraph-rsid="000cc39e"/>
    </style:style>
    <style:style style:name="P29" style:family="paragraph" style:parent-style-name="Preformatted_20_Text" style:list-style-name="L8">
      <style:text-properties officeooo:rsid="000cc39e" officeooo:paragraph-rsid="000cc39e"/>
    </style:style>
    <style:style style:name="P30" style:family="paragraph" style:parent-style-name="Preformatted_20_Text" style:list-style-name="L9">
      <style:text-properties officeooo:rsid="000cc39e" officeooo:paragraph-rsid="000cc39e"/>
    </style:style>
    <style:style style:name="T1" style:family="text">
      <style:text-properties officeooo:rsid="000c45ac"/>
    </style:style>
    <style:style style:name="T2" style:family="text">
      <style:text-properties officeooo:rsid="000cba70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cba70"/>
    </style:style>
    <style:style style:name="T5" style:family="text">
      <style:text-properties officeooo:rsid="000cc39e"/>
    </style:style>
    <style:style style:name="T6" style:family="text">
      <style:text-properties officeooo:rsid="000d8820"/>
    </style:style>
    <style:style style:name="T7" style:family="text">
      <style:text-properties officeooo:rsid="000f6d10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 <text:s text:c="2"/>Project – Development of a Web Authentication Tool using Python</text:p>
      <text:p text:style-name="P1"/>
      <text:p text:style-name="P1"/>
      <text:p text:style-name="P1"/>
      <text:p text:style-name="P1">Project Report and Pending Deadlines</text:p>
      <text:p text:style-name="P1"/>
      <text:p text:style-name="P1"/>
      <text:p text:style-name="P1">START DATE : 24TH MAY'2015</text:p>
      <text:p text:style-name="P1"/>
      <text:p text:style-name="P1"><text:s/></text:p>
      <text:p text:style-name="P1">Completions -</text:p>
      <text:p text:style-name="P1"><text:s text:c="2"/><text:tab/></text:p>
      <text:list xml:id="list7530263803418399217" text:style-name="L1">
        <text:list-item>
          <text:p text:style-name="P11">Detail study on</text:p>
          <text:p text:style-name="P10"/>
          <text:list>
            <text:list-item>
              <text:list>
                <text:list-item>
                  <text:list>
                    <text:list-item>
                      <text:p text:style-name="P11">SSO(Single Sign on)</text:p>
                    </text:list-item>
                    <text:list-item>
                      <text:p text:style-name="P11">Common Authentication Methods</text:p>
                    </text:list-item>
                    <text:list-item>
                      <text:p text:style-name="P14">Working of “Google Authenticator”</text:p>
                    </text:list-item>
                    <text:list-item>
                      <text:p text:style-name="P11">Two-factor authentication 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1"/>
      <text:list xml:id="list515943905894853927" text:style-name="L2">
        <text:list-item>
          <text:p text:style-name="P12">Basics of Python</text:p>
          <text:list>
            <text:list-item>
              <text:list>
                <text:list-header>
                  <text:p text:style-name="P16"/>
                  <text:list>
                    <text:list-item>
                      <text:p text:style-name="P12">Working with variables,list,etc and developing user defined functions </text:p>
                    </text:list-item>
                    <text:list-item>
                      <text:p text:style-name="P17">Working on objects using the concept of Classes</text:p>
                    </text:list-item>
                    <text:list-item>
                      <text:p text:style-name="P13">Using appropriate libraries and classes (through Import function) and using its <text:s/>predefined functions</text:p>
                    </text:list-item>
                    <text:list-item>
                      <text:p text:style-name="P18">Working with Python-FLASK to develop web pages</text:p>
                    </text:list-item>
                    <text:list-item>
                      <text:p text:style-name="P22">Working with Virtualenv and various other Python developing <text:s/>tools</text:p>
                      <text:p text:style-name="P18"><text:s/><text:tab/> <text:s text:c="3"/></text:p>
                    </text:list-item>
                  </text:list>
                </text:list-header>
              </text:list>
            </text:list-item>
          </text:list>
        </text:list-item>
      </text:list>
      <text:list xml:id="list1727780660025031787" text:style-name="L3">
        <text:list-item>
          <text:p text:style-name="P19">Database Creation on Postgres for storing data </text:p>
        </text:list-item>
      </text:list>
      <text:p text:style-name="P3"/>
      <text:list xml:id="list16140491585613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9">Brief study on Postgres and connecting it to PgadminIII </text:p>
                    </text:list-item>
                    <text:list-item>
                      <text:p text:style-name="P19">Creation of Databases and Tables to store data</text:p>
                    </text:list-item>
                    <text:list-item>
                      <text:p text:style-name="P19">Implementing password protection on the <text:span text:style-name="T7">Postgres </text:span>server</text:p>
                    </text:list-item>
                    <text:list-item>
                      <text:p text:style-name="P19">Creation of new users on postgres server and providing access rights to it. 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4146423540950636687" text:style-name="L4">
        <text:list-item>
          <text:p text:style-name="P20">Web Pages</text:p>
          <text:p text:style-name="P20"/>
          <text:list>
            <text:list-item>
              <text:list>
                <text:list-item>
                  <text:list>
                    <text:list-item>
                      <text:p text:style-name="P21">Basic layout of the static web pages using HTML – Two sta<text:span text:style-name="T1">t</text:span>ic web pages has been dev<text:span text:style-name="T1">e</text:span>loped with text boxes to <text:span text:style-name="T2">receive input from the user</text:span></text:p>
                    </text:list-item>
                    <text:list-item>
                      <text:p text:style-name="P23">Client-Side validation of forms</text:p>
                    </text:list-item>
                    <text:list-item>
                      <text:p text:style-name="P23">Linking of html pages with postgres server using Python-flask</text:p>
                    </text:list-item>
                    <text:list-item>
                      <text:p text:style-name="P23">Linking of text-boxes with databases using Psycopg2</text:p>
                    </text:list-item>
                    <text:list-item>
                      <text:p text:style-name="P25">Developing Python scripts to provide server side scripting for the <text:s/>developed web pages .</text:p>
                      <text:p text:style-name="P23"><text:s/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5834218313608190033" text:style-name="L5">
        <text:list-item>
          <text:p text:style-name="P24">Password Protection</text:p>
          <text:p text:style-name="P24"/>
          <text:list>
            <text:list-item>
              <text:list>
                <text:list-item>
                  <text:list>
                    <text:list-item>
                      <text:p text:style-name="P24"><text:span text:style-name="T7">C</text:span>oncept of hashing and Triple DES-with 2 keys , <text:span text:style-name="T7">is applied </text:span>to store data on the <text:span text:style-name="T7">postgres</text:span> databases</text:p>
                    </text:list-item>
                    <text:list-item>
                      <text:p text:style-name="P24"><text:span text:style-name="T7">An a</text:span>ppropriate function <text:span text:style-name="T7">has been d</text:span>eveloped for the above,<text:span text:style-name="T7">using predefined libraries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list xml:id="list8033881580100257015" text:style-name="L6">
        <text:list-item>
          <text:p text:style-name="P15">GIT-HUB</text:p>
        </text:list-item>
      </text:list>
      <text:p text:style-name="P9"><text:soft-page-break/></text:p>
      <text:list xml:id="list161403788447245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15">Creating a new repository on Git-Hub for the project data</text:p>
                    </text:list-item>
                    <text:list-item>
                      <text:p text:style-name="P15">Appropriate installations done on the Ubuntu system to create a local repository</text:p>
                    </text:list-item>
                    <text:list-item>
                      <text:p text:style-name="P15">Using appropriate functions like - init, add, commit, push – files are added to the online repository and update if required <text:s text:c="2"/></text:p>
                      <text:p text:style-name="P15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>Work in Progress-</text:p>
      <text:p text:style-name="P5"/>
      <text:list xml:id="list1119910871259313224" text:style-name="L7">
        <text:list-item>
          <text:p text:style-name="P27"><text:span text:style-name="T2">Deadline :10</text:span><text:span text:style-name="T4">th</text:span><text:span text:style-name="T2"> July ,2015 <text:s/></text:span></text:p>
          <text:p text:style-name="P27"/>
          <text:list>
            <text:list-item>
              <text:list>
                <text:list-item>
                  <text:p text:style-name="P26">Server side validation of forms using Python</text:p>
                </text:list-item>
                <text:list-item>
                  <text:p text:style-name="P26">Developing Auto-Login Python-scripts using Images</text:p>
                </text:list-item>
                <text:list-item>
                  <text:p text:style-name="P28">Applying the concepts of multi-threading and multi-tasking with Python</text:p>
                </text:list-item>
                <text:list-item>
                  <text:p text:style-name="P26">Understanding the concept <text:span text:style-name="T5">of Flask SSO and developing demo functions</text:span></text:p>
                </text:list-item>
              </text:list>
            </text:list-item>
          </text:list>
        </text:list-item>
      </text:list>
      <text:p text:style-name="P7"/>
      <text:p text:style-name="P7"/>
      <text:list xml:id="list7777205292516552830" text:style-name="L8">
        <text:list-item>
          <text:p text:style-name="P29">Deadline : 17<text:span text:style-name="T3">th</text:span> July,2015</text:p>
        </text:list-item>
      </text:list>
      <text:p text:style-name="P8"/>
      <text:list xml:id="list161404328345962" text:continue-numbering="true" text:style-name="L8">
        <text:list-item>
          <text:list>
            <text:list-item>
              <text:list>
                <text:list-item>
                  <text:p text:style-name="P29">Applying SSO concept on the tool under construction</text:p>
                </text:list-item>
                <text:list-item>
                  <text:p text:style-name="P29">Testing of the login and registration forms</text:p>
                </text:list-item>
                <text:list-item>
                  <text:p text:style-name="P29">Checking the tool for web security issues</text:p>
                </text:list-item>
                <text:list-item>
                  <text:p text:style-name="P29">Compilation for errors </text:p>
                </text:list-item>
              </text:list>
            </text:list-item>
          </text:list>
        </text:list-item>
      </text:list>
      <text:p text:style-name="P4"><text:tab/> <text:s/></text:p>
      <text:p text:style-name="P4"><text:tab/><text:tab/></text:p>
      <text:list xml:id="list1349983394815196560" text:style-name="L9">
        <text:list-item>
          <text:p text:style-name="P30">Deadline : 21<text:span text:style-name="T3">st</text:span> July,2015</text:p>
          <text:p text:style-name="P30"/>
          <text:list>
            <text:list-item>
              <text:list>
                <text:list-item>
                  <text:p text:style-name="P30">Project Report <text:span text:style-name="T6">to be submitted </text:span></text:p>
                </text:list-item>
              </text:list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7T16:14:03.557867057</dc:date>
    <meta:generator>LibreOffice/4.2.8.2$Linux_X86_64 LibreOffice_project/420m0$Build-2</meta:generator>
    <meta:editing-duration>PT17M5S</meta:editing-duration>
    <meta:editing-cycles>4</meta:editing-cycles>
    <meta:document-statistic meta:table-count="0" meta:image-count="0" meta:object-count="0" meta:page-count="2" meta:paragraph-count="60" meta:word-count="390" meta:character-count="2321" meta:non-whitespace-character-count="1988"/>
  </office:meta>
</office:document-meta>
</file>